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45">
            <text:p>45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example</text:p>
          </table:table-cell>
        </table:table-row>
        <table:table-row>
          <table:table-cell office:value-type="string">
            <text:p/>
          </table:table-cell>
          <table:table-cell office:value-type="string">
            <text:p>EX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</text:p>
          </table:table-cell>
          <table:table-cell office:value-type="string">
            <text:p/>
          </table:table-cell>
          <table:table-cell office:value-type="string">
            <text:p>AllNothin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>n0::n0::n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/>
          </table:table-cell>
          <table:table-cell office:value-type="string">
            <text:p>PI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>n0::n0::n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2</text:p>
          </table:table-cell>
          <table:table-cell office:value-type="string">
            <text:p/>
          </table:table-cell>
          <table:table-cell office:value-type="string">
            <text:p>Abrup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>n0::n0::n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3</text:p>
          </table:table-cell>
          <table:table-cell office:value-type="string">
            <text:p/>
          </table:table-cell>
          <table:table-cell office:value-type="string">
            <text:p>Keep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>n0::n0::n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4</text:p>
          </table:table-cell>
          <table:table-cell office:value-type="string">
            <text:p/>
          </table:table-cell>
          <table:table-cell office:value-type="string">
            <text:p>Swee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>n0::n0::n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5</text:p>
          </table:table-cell>
          <table:table-cell office:value-type="string">
            <text:p/>
          </table:table-cell>
          <table:table-cell office:value-type="string">
            <text:p>CtrlLoopOutput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6</text:p>
          </table:table-cell>
          <table:table-cell office:value-type="string">
            <text:p/>
          </table:table-cell>
          <table:table-cell office:value-type="string">
            <text:p>CurrentOutput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7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8</text:p>
          </table:table-cell>
          <table:table-cell office:value-type="string">
            <text:p/>
          </table:table-cell>
          <table:table-cell office:value-type="string">
            <text:p>SubtractOutput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9</text:p>
          </table:table-cell>
          <table:table-cell office:value-type="string">
            <text:p/>
          </table:table-cell>
          <table:table-cell office:value-type="string">
            <text:p>AllNothing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/>
          </table:table-cell>
          <table:table-cell office:value-type="string">
            <text:p>P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7::n4, n0::n0::n1, n0::n1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>P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7::n0, n0::n0::n1, n0::n1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</text:p>
          </table:table-cell>
          <table:table-cell office:value-type="string">
            <text:p/>
          </table:table-cell>
          <table:table-cell office:value-type="string">
            <text:p>PI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7::n5, n0::n0::n1, n0::n1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</text:p>
          </table:table-cell>
          <table:table-cell office:value-type="string">
            <text:p/>
          </table:table-cell>
          <table:table-cell office:value-type="string">
            <text:p>Abrup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5</text:p>
          </table:table-cell>
          <table:table-cell office:value-type="string">
            <text:p/>
          </table:table-cell>
          <table:table-cell office:value-type="string">
            <text:p>Keep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0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</text:p>
          </table:table-cell>
          <table:table-cell office:value-type="string">
            <text:p/>
          </table:table-cell>
          <table:table-cell office:value-type="string">
            <text:p>Swee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0::n4, n0::n8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0</text:p>
          </table:table-cell>
          <table:table-cell office:value-type="string">
            <text:p/>
          </table:table-cell>
          <table:table-cell office:value-type="string">
            <text:p>P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</text:p>
          </table:table-cell>
          <table:table-cell office:value-type="string">
            <text:p>n0::n7::n3::n1, n0::n7::n2::n3, n0::n7::n1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1::n0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1::n1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1</text:p>
          </table:table-cell>
          <table:table-cell office:value-type="string">
            <text:p>n0::n7::n1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1::n2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1::n3</text:p>
          </table:table-cell>
          <table:table-cell office:value-type="string">
            <text:p/>
          </table:table-cell>
          <table:table-cell office:value-type="string">
            <text:p>Dis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1</text:p>
          </table:table-cell>
          <table:table-cell office:value-type="string">
            <text:p>n0::n7::n1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2::n0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2::n1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2</text:p>
          </table:table-cell>
          <table:table-cell office:value-type="string">
            <text:p>n0::n7::n2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2::n2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2::n3</text:p>
          </table:table-cell>
          <table:table-cell office:value-type="string">
            <text:p/>
          </table:table-cell>
          <table:table-cell office:value-type="string">
            <text:p>Dis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2</text:p>
          </table:table-cell>
          <table:table-cell office:value-type="string">
            <text:p>n0::n7::n2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3::n0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3::n1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3</text:p>
          </table:table-cell>
          <table:table-cell office:value-type="string">
            <text:p>n0::n7::n3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4</text:p>
          </table:table-cell>
          <table:table-cell office:value-type="string">
            <text:p/>
          </table:table-cell>
          <table:table-cell office:value-type="string">
            <text:p>P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</text:p>
          </table:table-cell>
          <table:table-cell office:value-type="string">
            <text:p>n0::n7::n3::n1, n0::n7::n2::n1, n0::n7::n1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5</text:p>
          </table:table-cell>
          <table:table-cell office:value-type="string">
            <text:p/>
          </table:table-cell>
          <table:table-cell office:value-type="string">
            <text:p>PI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</text:p>
          </table:table-cell>
          <table:table-cell office:value-type="string">
            <text:p>n0::n7::n1::n1, n0::n7::n2::n1, n0::n7::n3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8::n0::n0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8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8::n0::n1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8::n0</text:p>
          </table:table-cell>
          <table:table-cell office:value-type="string">
            <text:p>n0::n8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8::n1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8</text:p>
          </table:table-cell>
          <table:table-cell office:value-type="string">
            <text:p>n0::n8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9</text:p>
          </table:table-cell>
          <table:table-cell office:value-type="string">
            <text:p/>
          </table:table-cell>
          <table:table-cell office:value-type="string">
            <text:p>AllNothin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0::n0, n0::n1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0::n0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0::n1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0</text:p>
          </table:table-cell>
          <table:table-cell office:value-type="string">
            <text:p>n0::n1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>ControlBox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>OutputMux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</text:p>
          </table:table-cell>
          <table:table-cell office:value-type="string">
            <text:p/>
          </table:table-cell>
          <table:table-cell office:value-type="string">
            <text:p>ControlLoop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1</text:p>
          </table:table-cell>
          <table:table-cell office:value-type="string">
            <text:p/>
          </table:table-cell>
          <table:table-cell office:value-type="string">
            <text:p>Kd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2</text:p>
          </table:table-cell>
          <table:table-cell office:value-type="string">
            <text:p/>
          </table:table-cell>
          <table:table-cell office:value-type="string">
            <text:p>Ki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3</text:p>
          </table:table-cell>
          <table:table-cell office:value-type="string">
            <text:p/>
          </table:table-cell>
          <table:table-cell office:value-type="string">
            <text:p>Kp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8</text:p>
          </table:table-cell>
          <table:table-cell office:value-type="string">
            <text:p/>
          </table:table-cell>
          <table:table-cell office:value-type="string">
            <text:p>Subtracto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8::n0</text:p>
          </table:table-cell>
          <table:table-cell office:value-type="string">
            <text:p/>
          </table:table-cell>
          <table:table-cell office:value-type="string">
            <text:p>Rate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0</text:p>
          </table:table-cell>
          <table:table-cell office:value-type="string">
            <text:p/>
          </table:table-cell>
          <table:table-cell office:value-type="string">
            <text:p>SetPoint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